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268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8453in"/>
    </style:style>
    <style:style style:name="co10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1.1429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2.4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fo:background-color="#0099ff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99ff"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  <style:text-properties style:font-name="Arial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18" table:row="19" table:table="0"/>
          <office:change-info>
            <dc:creator>Bob Jacobsen</dc:creator>
            <dc:date>2010-08-01T09:02:46</dc:date>
          </office:change-info>
          <table:previous>
            <table:change-track-table-cell office:value-type="string">
              <text:p>MTI byte 0x0C, MTI, optional information</text:p>
            </table:change-track-table-cell>
          </table:previous>
        </table:cell-content-change>
        <table:cell-content-change table:id="ct2">
          <table:cell-address table:column="18" table:row="20" table:table="0"/>
          <office:change-info>
            <dc:creator>Bob Jacobsen</dc:creator>
            <dc:date>2010-08-01T09:02:51</dc:date>
          </office:change-info>
          <table:previous>
            <table:change-track-table-cell office:value-type="string">
              <text:p>MTI byte 0x0D, MTI, optional information</text:p>
            </table:change-track-table-cell>
          </table:previous>
        </table:cell-content-change>
        <table:cell-content-change table:id="ct3">
          <table:cell-address table:column="17" table:row="34" table:table="0"/>
          <office:change-info>
            <dc:creator>Bob Jacobsen</dc:creator>
            <dc:date>2010-10-02T16:26:55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2" table:table="0"/>
          <office:change-info>
            <dc:creator>Bob Jacobsen</dc:creator>
            <dc:date>2011-03-11T15:16:25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5">
          <table:cell-address table:column="6" table:row="2" table:table="0"/>
          <office:change-info>
            <dc:creator>Bob Jacobsen</dc:creator>
            <dc:date>2011-03-11T15:16:29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6">
          <table:cell-address table:column="7" table:row="2" table:table="0"/>
          <office:change-info>
            <dc:creator>Bob Jacobsen</dc:creator>
            <dc:date>2011-03-11T15:16:34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7">
          <table:cell-address table:column="8" table:row="2" table:table="0"/>
          <office:change-info>
            <dc:creator>Bob Jacobsen</dc:creator>
            <dc:date>2011-03-11T15:16:40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8">
          <table:cell-address table:column="8" table:row="3" table:table="0"/>
          <office:change-info>
            <dc:creator>Bob Jacobsen</dc:creator>
            <dc:date>2011-03-11T15:16:53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insertion table:id="ct9" table:type="column" table:position="9" table:table="0">
          <office:change-info>
            <dc:creator>Bob Jacobsen</dc:creator>
            <dc:date>2011-03-11T15:17:13</dc:date>
          </office:change-info>
        </table:insertion>
        <table:movement table:id="ct10">
          <table:source-range-address table:start-column="11" table:start-row="2" table:start-table="0" table:end-column="11" table:end-row="3" table:end-table="0"/>
          <table:target-range-address table:start-column="10" table:start-row="2" table:start-table="0" table:end-column="10" table:end-row="3" table:end-table="0"/>
          <office:change-info>
            <dc:creator>Bob Jacobsen</dc:creator>
            <dc:date>2011-03-11T15:17:16</dc:date>
          </office:change-info>
          <table:dependencies>
            <table:dependence table:id="ct47"/>
            <table:dependence table:id="ct46"/>
            <table:dependence table:id="ct-17"/>
            <table:dependence table:id="ct-18"/>
          </table:dependencies>
        </table:movement>
        <table:cell-content-change table:id="ct11">
          <table:cell-address table:column="5" table:row="2" table:table="0"/>
          <office:change-info>
            <dc:creator>Bob Jacobsen</dc:creator>
            <dc:date>2011-03-11T15:17:41</dc:date>
          </office:change-info>
          <table:previous table:id="ct4">
            <table:change-track-table-cell office:value-type="string">
              <text:p>Full Hex</text:p>
            </table:change-track-table-cell>
          </table:previous>
        </table:cell-content-change>
        <table:cell-content-change table:id="ct12">
          <table:cell-address table:column="6" table:row="2" table:table="0"/>
          <office:change-info>
            <dc:creator>Bob Jacobsen</dc:creator>
            <dc:date>2011-03-11T15:17:45</dc:date>
          </office:change-info>
          <table:previous table:id="ct5">
            <table:change-track-table-cell office:value-type="string">
              <text:p>Full Hex</text:p>
            </table:change-track-table-cell>
          </table:previous>
        </table:cell-content-change>
        <table:cell-content-change table:id="ct13">
          <table:cell-address table:column="7" table:row="2" table:table="0"/>
          <office:change-info>
            <dc:creator>Bob Jacobsen</dc:creator>
            <dc:date>2011-03-11T15:17:48</dc:date>
          </office:change-info>
          <table:previous table:id="ct6">
            <table:change-track-table-cell office:value-type="string">
              <text:p>Full Hex</text:p>
            </table:change-track-table-cell>
          </table:previous>
        </table:cell-content-change>
        <table:cell-content-change table:id="ct14">
          <table:cell-address table:column="8" table:row="2" table:table="0"/>
          <office:change-info>
            <dc:creator>Bob Jacobsen</dc:creator>
            <dc:date>2011-03-11T15:17:56</dc:date>
          </office:change-info>
          <table:previous table:id="ct7">
            <table:change-track-table-cell office:value-type="string">
              <text:p>Full Hex</text:p>
            </table:change-track-table-cell>
          </table:previous>
        </table:cell-content-change>
        <table:cell-content-change table:id="ct15">
          <table:cell-address table:column="8" table:row="3" table:table="0"/>
          <office:change-info>
            <dc:creator>Bob Jacobsen</dc:creator>
            <dc:date>2011-03-11T15:17:59</dc:date>
          </office:change-info>
          <table:previous table:id="ct8">
            <table:change-track-table-cell office:value-type="string">
              <text:p>Total Value</text:p>
            </table:change-track-table-cell>
          </table:previous>
        </table:cell-content-change>
        <table:cell-content-change table:id="ct16">
          <table:cell-address table:column="8" table:row="4" table:table="0"/>
          <office:change-info>
            <dc:creator>Bob Jacobsen</dc:creator>
            <dc:date>2011-03-11T15:18:00</dc:date>
          </office:change-info>
          <table:previous>
            <table:change-track-table-cell/>
          </table:previous>
        </table:cell-content-change>
        <table:cell-content-change table:id="ct17">
          <table:cell-address table:column="17" table:row="2" table:table="0"/>
          <office:change-info>
            <dc:creator>Bob Jacobsen</dc:creator>
            <dc:date>2011-03-11T15:18:18</dc:date>
          </office:change-info>
          <table:previous>
            <table:change-track-table-cell office:value-type="string">
              <text:p>CAN Var</text:p>
            </table:change-track-table-cell>
          </table:previous>
        </table:cell-content-change>
        <table:cell-content-change table:id="ct18">
          <table:cell-address table:column="17" table:row="3" table:table="0"/>
          <office:change-info>
            <dc:creator>Bob Jacobsen</dc:creator>
            <dc:date>2011-03-11T15:18:32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cell-content-change table:id="ct19">
          <table:cell-address table:column="8" table:row="2" table:table="0"/>
          <office:change-info>
            <dc:creator>Bob Jacobsen</dc:creator>
            <dc:date>2011-03-11T15:18:39</dc:date>
          </office:change-info>
          <table:previous table:id="ct14">
            <table:change-track-table-cell office:value-type="string">
              <text:p>Full</text:p>
            </table:change-track-table-cell>
          </table:previous>
        </table:cell-content-change>
        <table:cell-content-change table:id="ct20">
          <table:cell-address table:column="8" table:row="3" table:table="0"/>
          <office:change-info>
            <dc:creator>Bob Jacobsen</dc:creator>
            <dc:date>2011-03-11T15:18:40</dc:date>
          </office:change-info>
          <table:previous table:id="ct15">
            <table:change-track-table-cell office:value-type="string">
              <text:p>Complete</text:p>
            </table:change-track-table-cell>
          </table:previous>
        </table:cell-content-change>
        <table:cell-content-change table:id="ct21">
          <table:cell-address table:column="8" table:row="4" table:table="0"/>
          <office:change-info>
            <dc:creator>Bob Jacobsen</dc:creator>
            <dc:date>2011-03-11T15:18:41</dc:date>
          </office:change-info>
          <table:previous table:id="ct16">
            <table:change-track-table-cell office:value-type="string">
              <text:p>Value</text:p>
            </table:change-track-table-cell>
          </table:previous>
        </table:cell-content-change>
        <table:cell-content-change table:id="ct22">
          <table:cell-address table:column="5" table:row="2" table:table="0"/>
          <office:change-info>
            <dc:creator>Bob Jacobsen</dc:creator>
            <dc:date>2011-03-11T15:18:59</dc:date>
          </office:change-info>
          <table:previous table:id="ct11">
            <table:change-track-table-cell office:value-type="string">
              <text:p>Full</text:p>
            </table:change-track-table-cell>
          </table:previous>
        </table:cell-content-change>
        <table:cell-content-change table:id="ct23">
          <table:cell-address table:column="5" table:row="3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Nibble 1</text:p>
            </table:change-track-table-cell>
          </table:previous>
        </table:cell-content-change>
        <table:cell-content-change table:id="ct24">
          <table:cell-address table:column="5" table:row="4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(3 bits)</text:p>
            </table:change-track-table-cell>
          </table:previous>
        </table:cell-content-change>
        <table:cell-content-change table:id="ct25">
          <table:cell-address table:column="6" table:row="2" table:table="0"/>
          <office:change-info>
            <dc:creator>Bob Jacobsen</dc:creator>
            <dc:date>2011-03-11T15:19:03</dc:date>
          </office:change-info>
          <table:previous table:id="ct12">
            <table:change-track-table-cell office:value-type="string">
              <text:p>Full</text:p>
            </table:change-track-table-cell>
          </table:previous>
        </table:cell-content-change>
        <table:cell-content-change table:id="ct26">
          <table:cell-address table:column="6" table:row="3" table:table="0"/>
          <office:change-info>
            <dc:creator>Bob Jacobsen</dc:creator>
            <dc:date>2011-03-11T15:19:04</dc:date>
          </office:change-info>
          <table:previous>
            <table:change-track-table-cell office:value-type="string">
              <text:p>Nibble 2</text:p>
            </table:change-track-table-cell>
          </table:previous>
        </table:cell-content-change>
        <table:cell-content-change table:id="ct27">
          <table:cell-address table:column="6" table:row="4" table:table="0"/>
          <office:change-info>
            <dc:creator>Bob Jacobsen</dc:creator>
            <dc:date>2011-03-11T15:19:05</dc:date>
          </office:change-info>
          <table:previous>
            <table:change-track-table-cell office:value-type="string">
              <text:p>(5 bits)</text:p>
            </table:change-track-table-cell>
          </table:previous>
        </table:cell-content-change>
        <table:cell-content-change table:id="ct28">
          <table:cell-address table:column="7" table:row="2" table:table="0"/>
          <office:change-info>
            <dc:creator>Bob Jacobsen</dc:creator>
            <dc:date>2011-03-11T15:19:07</dc:date>
          </office:change-info>
          <table:previous table:id="ct13">
            <table:change-track-table-cell office:value-type="string">
              <text:p>Full</text:p>
            </table:change-track-table-cell>
          </table:previous>
        </table:cell-content-change>
        <table:cell-content-change table:id="ct29">
          <table:cell-address table:column="7" table:row="3" table:table="0"/>
          <office:change-info>
            <dc:creator>Bob Jacobsen</dc:creator>
            <dc:date>2011-03-11T15:19:08</dc:date>
          </office:change-info>
          <table:previous>
            <table:change-track-table-cell office:value-type="string">
              <text:p>Nibble 3</text:p>
            </table:change-track-table-cell>
          </table:previous>
        </table:cell-content-change>
        <table:movement table:id="ct30">
          <table:source-range-address table:start-column="3" table:start-row="2" table:start-table="0" table:end-column="3" table:end-row="3" table:end-table="0"/>
          <table:target-range-address table:start-column="3" table:start-row="8" table:start-table="0" table:end-column="3" table:end-row="9" table:end-table="0"/>
          <office:change-info>
            <dc:creator>Bob Jacobsen</dc:creator>
            <dc:date>2011-03-11T15:19:18</dc:date>
          </office:change-info>
          <table:dependencies>
            <table:dependence table:id="ct-19"/>
            <table:dependence table:id="ct-20"/>
          </table:dependencies>
        </table:movement>
        <table:movement table:id="ct31">
          <table:source-range-address table:start-column="1" table:start-row="2" table:start-table="0" table:end-column="2" table:end-row="3" table:end-table="0"/>
          <table:target-range-address table:start-column="1" table:start-row="8" table:start-table="0" table:end-column="2" table:end-row="9" table:end-table="0"/>
          <office:change-info>
            <dc:creator>Bob Jacobsen</dc:creator>
            <dc:date>2011-03-11T15:19:25</dc:date>
          </office:change-info>
          <table:dependencies>
            <table:dependence table:id="ct-21"/>
            <table:dependence table:id="ct-22"/>
            <table:dependence table:id="ct-23"/>
            <table:dependence table:id="ct-24"/>
          </table:dependencies>
        </table:movement>
        <table:insertion table:id="ct32" table:type="row" table:position="11" table:table="0">
          <office:change-info>
            <dc:creator>Bob Jacobsen</dc:creator>
            <dc:date>2011-03-11T15:19:58</dc:date>
          </office:change-info>
          <table:dependencies>
            <table:dependence table:id="ct46"/>
          </table:dependencies>
        </table:insertion>
        <table:movement table:id="ct33">
          <table:source-range-address table:start-column="13" table:start-row="2" table:start-table="0" table:end-column="16" table:end-row="3" table:end-table="0"/>
          <table:target-range-address table:start-column="13" table:start-row="8" table:start-table="0" table:end-column="16" table:end-row="9" table:end-table="0"/>
          <office:change-info>
            <dc:creator>Bob Jacobsen</dc:creator>
            <dc:date>2011-03-11T15:20:40</dc:date>
          </office:change-info>
          <table:dependencies>
            <table:dependence table:id="ct-25"/>
            <table:dependence table:id="ct-26"/>
            <table:dependence table:id="ct-27"/>
            <table:dependence table:id="ct-28"/>
            <table:dependence table:id="ct-29"/>
            <table:dependence table:id="ct-30"/>
            <table:dependence table:id="ct-31"/>
            <table:dependence table:id="ct-32"/>
          </table:dependencies>
        </table:movement>
        <table:cell-content-change table:id="ct34">
          <table:cell-address table:column="17" table:row="3" table:table="0"/>
          <office:change-info>
            <dc:creator>Bob Jacobsen</dc:creator>
            <dc:date>2011-03-11T15:22:01</dc:date>
          </office:change-info>
          <table:previous table:id="ct18">
            <table:change-track-table-cell/>
          </table:previous>
        </table:cell-content-change>
        <table:cell-content-change table:id="ct35">
          <table:cell-address table:column="17" table:row="4" table:table="0"/>
          <office:change-info>
            <dc:creator>Bob Jacobsen</dc:creator>
            <dc:date>2011-03-11T15:22:39</dc:date>
          </office:change-info>
          <table:previous>
            <table:change-track-table-cell/>
          </table:previous>
        </table:cell-content-change>
        <table:cell-content-change table:id="ct36">
          <table:cell-address table:column="17" table:row="6" table:table="0"/>
          <office:change-info>
            <dc:creator>Bob Jacobsen</dc:creator>
            <dc:date>2011-03-11T15:22:53</dc:date>
          </office:change-info>
          <table:previous>
            <table:change-track-table-cell/>
          </table:previous>
        </table:cell-content-change>
        <table:cell-content-change table:id="ct37">
          <table:cell-address table:column="17" table:row="4" table:table="0"/>
          <office:change-info>
            <dc:creator>Bob Jacobsen</dc:creator>
            <dc:date>2011-03-11T15:23:19</dc:date>
          </office:change-info>
          <table:previous table:id="ct35">
            <table:change-track-table-cell office:value-type="string">
              <text:p>(or with 0x18000aaaa</text:p>
            </table:change-track-table-cell>
          </table:previous>
        </table:cell-content-change>
        <table:cell-content-change table:id="ct38">
          <table:cell-address table:column="17" table:row="5" table:table="0"/>
          <office:change-info>
            <dc:creator>Bob Jacobsen</dc:creator>
            <dc:date>2011-03-11T15:24:49</dc:date>
          </office:change-info>
          <table:previous>
            <table:change-track-table-cell/>
          </table:previous>
        </table:cell-content-change>
        <table:cell-content-change table:id="ct39">
          <table:cell-address table:column="17" table:row="6" table:table="0"/>
          <office:change-info>
            <dc:creator>Bob Jacobsen</dc:creator>
            <dc:date>2011-03-11T15:25:01</dc:date>
          </office:change-info>
          <table:previous table:id="ct36">
            <table:change-track-table-cell office:value-type="string">
              <text:p>ddd' refers to destination address</text:p>
            </table:change-track-table-cell>
          </table:previous>
        </table:cell-content-change>
        <table:cell-content-change table:id="ct40">
          <table:cell-address table:column="17" table:row="7" table:table="0"/>
          <office:change-info>
            <dc:creator>Bob Jacobsen</dc:creator>
            <dc:date>2011-03-11T15:25:02</dc:date>
          </office:change-info>
          <table:previous>
            <table:change-track-table-cell/>
          </table:previous>
        </table:cell-content-change>
        <table:cell-content-change table:id="ct41">
          <table:cell-address table:column="17" table:row="5" table:table="0"/>
          <office:change-info>
            <dc:creator>Bob Jacobsen</dc:creator>
            <dc:date>2011-03-11T15:25:31</dc:date>
          </office:change-info>
          <table:previous table:id="ct38">
            <table:change-track-table-cell office:value-type="string">
              <text:p>This goes in OpenLCB CAN frame variable field </text:p>
            </table:change-track-table-cell>
          </table:previous>
        </table:cell-content-change>
        <table:cell-content-change table:id="ct42">
          <table:cell-address table:column="17" table:row="6" table:table="0"/>
          <office:change-info>
            <dc:creator>Bob Jacobsen</dc:creator>
            <dc:date>2011-03-11T15:25:52</dc:date>
          </office:change-info>
          <table:previous table:id="ct39">
            <table:change-track-table-cell office:value-type="string">
              <text:p>OR this with 0x1800 to get</text:p>
            </table:change-track-table-cell>
          </table:previous>
        </table:cell-content-change>
        <table:cell-content-change table:id="ct43">
          <table:cell-address table:column="17" table:row="6" table:table="0"/>
          <office:change-info>
            <dc:creator>Bob Jacobsen</dc:creator>
            <dc:date>2011-03-11T15:25:56</dc:date>
          </office:change-info>
          <table:previous table:id="ct42">
            <table:change-track-table-cell office:value-type="string">
              <text:p>OR this with 0x1800 to get top 17 bits of CAN header</text:p>
            </table:change-track-table-cell>
          </table:previous>
        </table:cell-content-change>
        <table:cell-content-change table:id="ct44">
          <table:cell-address table:column="17" table:row="6" table:table="0"/>
          <office:change-info>
            <dc:creator>Bob Jacobsen</dc:creator>
            <dc:date>2011-03-11T15:26:11</dc:date>
          </office:change-info>
          <table:previous table:id="ct43">
            <table:change-track-table-cell office:value-type="string">
              <text:p>OR this with 0x18000 to get top 17 bits of CAN header</text:p>
            </table:change-track-table-cell>
          </table:previous>
        </table:cell-content-change>
        <table:insertion table:id="ct45" table:type="column" table:position="17" table:table="0">
          <office:change-info>
            <dc:creator>Bob Jacobsen</dc:creator>
            <dc:date>2011-03-11T15:26:35</dc:date>
          </office:change-info>
          <table:dependencies>
            <table:dependence table:id="ct46"/>
          </table:dependencies>
        </table:insertion>
        <table:movement table:id="ct46">
          <table:source-range-address table:start-column="10" table:start-row="0" table:start-table="0" table:end-column="9" table:end-row="65536" table:end-table="0"/>
          <table:target-range-address table:start-column="17" table:start-row="0" table:start-table="0" table:end-column="17" table:end-row="65536" table:end-table="0"/>
          <office:change-info>
            <dc:creator>Bob Jacobsen</dc:creator>
            <dc:date>2011-03-11T15:26:38</dc:date>
          </office:change-info>
          <table:dependencies>
            <table:dependence table:id="ct48"/>
            <table:dependence table:id="ct47"/>
            <table:dependence table:id="ct-33"/>
            <table:dependence table:id="ct-34"/>
            <table:dependence table:id="ct-35"/>
            <table:dependence table:id="ct-36"/>
            <table:dependence table:id="ct-37"/>
            <table:dependence table:id="ct-38"/>
            <table:dependence table:id="ct-39"/>
            <table:dependence table:id="ct-40"/>
            <table:dependence table:id="ct-41"/>
            <table:dependence table:id="ct-42"/>
            <table:dependence table:id="ct-43"/>
            <table:dependence table:id="ct-44"/>
            <table:dependence table:id="ct-45"/>
            <table:dependence table:id="ct-46"/>
            <table:dependence table:id="ct-47"/>
            <table:dependence table:id="ct-48"/>
            <table:dependence table:id="ct-49"/>
            <table:dependence table:id="ct-50"/>
            <table:dependence table:id="ct-51"/>
            <table:dependence table:id="ct-52"/>
            <table:dependence table:id="ct-53"/>
            <table:dependence table:id="ct-54"/>
            <table:dependence table:id="ct-55"/>
            <table:dependence table:id="ct-56"/>
            <table:dependence table:id="ct-57"/>
            <table:dependence table:id="ct-58"/>
            <table:dependence table:id="ct-59"/>
          </table:dependencies>
        </table:movement>
        <table:deletion table:id="ct47" table:type="column" table:position="10" table:table="0">
          <office:change-info>
            <dc:creator>Bob Jacobsen</dc:creator>
            <dc:date>2011-03-11T15:27:01</dc:date>
          </office:change-info>
          <table:deletions>
            <table:change-deletion table:id="ct10"/>
            <table:cell-content-deletion>
              <table:cell-address table:column="10" table:row="13" table:table="0"/>
              <table:change-track-table-cell office:value-type="string">
                <text:p>108F</text:p>
              </table:change-track-table-cell>
            </table:cell-content-deletion>
            <table:cell-content-deletion>
              <table:cell-address table:column="10" table:row="14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5" table:table="0"/>
              <table:change-track-table-cell office:value-type="string">
                <text:p>10AF</text:p>
              </table:change-track-table-cell>
            </table:cell-content-deletion>
            <table:cell-content-deletion>
              <table:cell-address table:column="10" table:row="16" table:table="0"/>
              <table:change-track-table-cell office:value-type="string">
                <text:p>10BF</text:p>
              </table:change-track-table-cell>
            </table:cell-content-deletion>
            <table:cell-content-deletion>
              <table:cell-address table:column="10" table:row="1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8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9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20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24" table:table="0"/>
              <table:change-track-table-cell office:value-type="string">
                <text:p>124F</text:p>
              </table:change-track-table-cell>
            </table:cell-content-deletion>
            <table:cell-content-deletion>
              <table:cell-address table:column="10" table:row="25" table:table="0"/>
              <table:change-track-table-cell office:value-type="string">
                <text:p>125F</text:p>
              </table:change-track-table-cell>
            </table:cell-content-deletion>
            <table:cell-content-deletion>
              <table:cell-address table:column="10" table:row="26" table:table="0"/>
              <table:change-track-table-cell office:value-type="string">
                <text:p>126f</text:p>
              </table:change-track-table-cell>
            </table:cell-content-deletion>
            <table:cell-content-deletion>
              <table:cell-address table:column="10" table:row="28" table:table="0"/>
              <table:change-track-table-cell office:value-type="string">
                <text:p>128F</text:p>
              </table:change-track-table-cell>
            </table:cell-content-deletion>
            <table:cell-content-deletion>
              <table:cell-address table:column="10" table:row="29" table:table="0"/>
              <table:change-track-table-cell office:value-type="string">
                <text:p>129F</text:p>
              </table:change-track-table-cell>
            </table:cell-content-deletion>
            <table:cell-content-deletion>
              <table:cell-address table:column="10" table:row="30" table:table="0"/>
              <table:change-track-table-cell office:value-type="string">
                <text:p>12Af</text:p>
              </table:change-track-table-cell>
            </table:cell-content-deletion>
            <table:cell-content-deletion>
              <table:cell-address table:column="10" table:row="31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32" table:table="0"/>
              <table:change-track-table-cell office:value-type="string">
                <text:p>12BF</text:p>
              </table:change-track-table-cell>
            </table:cell-content-deletion>
            <table:cell-content-deletion>
              <table:cell-address table:column="10" table:row="33" table:table="0"/>
              <table:change-track-table-cell office:value-type="string">
                <text:p>12CF</text:p>
              </table:change-track-table-cell>
            </table:cell-content-deletion>
            <table:cell-content-deletion>
              <table:cell-address table:column="10" table:row="38" table:table="0"/>
              <table:change-track-table-cell office:value-type="string">
                <text:p>4/5ddd</text:p>
              </table:change-track-table-cell>
            </table:cell-content-deletion>
            <table:cell-content-deletion>
              <table:cell-address table:column="10" table:row="40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1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5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6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8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49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0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2" table:table="0"/>
              <table:change-track-table-cell office:value-type="string">
                <text:p>d=dest NIDa</text:p>
              </table:change-track-table-cell>
            </table:cell-content-deletion>
            <table:cell-content-deletion>
              <table:cell-address table:column="10" table:row="53" table:table="0"/>
              <table:change-track-table-cell office:value-type="string">
                <text:p>f=flags</text:p>
              </table:change-track-table-cell>
            </table:cell-content-deletion>
          </table:deletions>
          <table:cut-offs>
            <table:movement-cut-off table:id="ct46" table:start-position="1" table:end-position="0"/>
          </table:cut-offs>
        </table:deletion>
        <table:insertion table:id="ct48" table:type="row" table:position="1" table:table="0">
          <office:change-info>
            <dc:creator>Bob Jacobsen</dc:creator>
            <dc:date>2011-03-11T15:27:27</dc:date>
          </office:change-info>
          <table:dependencies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5" table:row="1" table:table="0"/>
          <office:change-info>
            <dc:creator>Bob Jacobsen</dc:creator>
            <dc:date>2011-03-11T15:27:46</dc:date>
          </office:change-info>
          <table:previous>
            <table:change-track-table-cell/>
          </table:previous>
        </table:cell-content-change>
        <table:cell-content-change table:id="ct50">
          <table:cell-address table:column="4" table:row="1" table:table="0"/>
          <office:change-info>
            <dc:creator>Bob Jacobsen</dc:creator>
            <dc:date>2011-03-11T15:27:49</dc:date>
          </office:change-info>
          <table:previous>
            <table:change-track-table-cell/>
          </table:previous>
        </table:cell-content-change>
        <table:cell-content-change table:id="ct51">
          <table:cell-address table:column="5" table:row="1" table:table="0"/>
          <office:change-info>
            <dc:creator>Bob Jacobsen</dc:creator>
            <dc:date>2011-03-11T15:27:51</dc:date>
          </office:change-info>
          <table:previous table:id="ct49">
            <table:change-track-table-cell office:value-type="string">
              <text:p>Full 16 Bit MTI calculation</text:p>
            </table:change-track-table-cell>
          </table:previous>
        </table:cell-content-change>
        <table:cell-content-change table:id="ct52">
          <table:cell-address table:column="14" table:row="1" table:table="0"/>
          <office:change-info>
            <dc:creator>Bob Jacobsen</dc:creator>
            <dc:date>2011-03-11T15:29:03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9" table:number-columns-repeated="2" table:default-cell-style-name="ce14"/>
        <table:table-column table:style-name="co9" table:default-cell-style-name="Default"/>
        <table:table-column table:style-name="co10" table:default-cell-style-name="ce14"/>
        <table:table-column table:style-name="co7" table:default-cell-style-name="ce14"/>
        <table:table-column table:style-name="co12" table:default-cell-style-name="ce14"/>
        <table:table-column table:style-name="co13" table:default-cell-style-name="ce14"/>
        <table:table-column table:style-name="co9" table:default-cell-style-name="ce2"/>
        <table:table-column table:style-name="co14" table:default-cell-style-name="ce2"/>
        <table:table-column table:style-name="co11" table:number-columns-repeated="1004" table:default-cell-style-name="ce2"/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19" table:number-columns-repeated="2"/>
          <table:table-cell/>
          <table:table-cell table:style-name="ce19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ce6" table:number-columns-repeated="2"/>
          <table:table-cell table:style-name="ce8"/>
          <table:table-cell table:style-name="ce6" office:value-type="string">
            <text:p>Full 16 Bit MTI calculation</text:p>
          </table:table-cell>
          <table:table-cell table:style-name="ce6" table:number-columns-repeated="4"/>
          <table:table-cell table:style-name="ce1"/>
          <table:table-cell table:style-name="ce20" table:number-columns-repeated="2"/>
          <table:table-cell table:style-name="ce22"/>
          <table:table-cell table:style-name="ce20"/>
          <table:table-cell table:style-name="ce20" office:value-type="string">
            <text:p>CAN Calculation</text:p>
          </table:table-cell>
          <table:table-cell table:style-name="ce20" table:number-columns-repeated="2"/>
          <table:table-cell table:style-name="ce24" table:number-columns-repeated="2"/>
          <table:table-cell table:style-name="ce1" table:number-columns-repeated="1004"/>
        </table:table-row>
        <table:table-row table:style-name="ro1">
          <table:table-cell table:style-name="ce1" office:value-type="string">
            <text:p>Name</text:p>
          </table:table-cell>
          <table:table-cell table:style-name="Default" table:number-columns-repeated="3"/>
          <table:table-cell table:style-name="ce1" table:number-columns-repeated="4"/>
          <table:table-cell table:style-name="ce1" office:value-type="string">
            <text:p>Complete</text:p>
          </table:table-cell>
          <table:table-cell table:style-name="ce1"/>
          <table:table-cell table:style-name="Default"/>
          <table:table-cell table:style-name="ce19"/>
          <table:table-cell/>
          <table:table-cell table:style-name="Default" table:number-columns-repeated="4"/>
          <table:table-cell table:style-name="ce19" office:value-type="string">
            <text:p>CAN</text:p>
          </table:table-cell>
          <table:table-cell table:style-name="ce1" office:value-type="string">
            <text:p>CAN Conten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Default" table:number-columns-repeated="3"/>
          <table:table-cell table:style-name="ce1" table:number-columns-repeated="4"/>
          <table:table-cell table:style-name="ce1" office:value-type="string">
            <text:p>Value</text:p>
          </table:table-cell>
          <table:table-cell table:style-name="ce1"/>
          <table:table-cell table:style-name="Default"/>
          <table:table-cell table:style-name="ce19"/>
          <table:table-cell/>
          <table:table-cell table:style-name="Default" table:number-columns-repeated="4"/>
          <table:table-cell table:style-name="ce19" office:value-type="string">
            <text:p>MTI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/>
          <table:table-cell table:style-name="ce19"/>
          <table:table-cell/>
          <table:table-cell table:style-name="ce19" table:number-columns-repeated="4"/>
          <table:table-cell table:style-name="ce1" table:number-columns-repeated="1006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19" table:number-columns-repeated="2"/>
          <table:table-cell/>
          <table:table-cell table:style-name="ce19" table:number-columns-repeated="4"/>
          <table:table-cell office:value-type="string">
            <text:p>This goes in OpenLCB CAN frame Variable Field 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19" table:number-columns-repeated="2"/>
          <table:table-cell/>
          <table:table-cell table:style-name="ce19" table:number-columns-repeated="4"/>
          <table:table-cell office:value-type="string">
            <text:p>Logical OR this with 0x18000 to get top 17 bits of CAN header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19" table:number-columns-repeated="2"/>
          <table:table-cell/>
          <table:table-cell table:style-name="ce19" table:number-columns-repeated="4"/>
          <table:table-cell office:value-type="string">
            <text:p>ddd' refers to destination address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 office:value-type="string">
            <text:p>DID?</text:p>
          </table:table-cell>
          <table:table-cell table:style-name="ce1" office:value-type="string">
            <text:p>EID?</text:p>
          </table:table-cell>
          <table:table-cell table:style-name="ce7" office:value-type="string">
            <text:p>CAN</text:p>
          </table:table-cell>
          <table:table-cell table:style-name="ce1" office:value-type="string">
            <text:p>Simp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ID/EID/Flags</text:p>
          </table:table-cell>
          <table:table-cell table:style-name="ce1" table:number-columns-repeated="2"/>
          <table:table-cell table:style-name="ce19"/>
          <table:table-cell table:style-name="ce19" office:value-type="string">
            <text:p>Format</text:p>
          </table:table-cell>
          <table:table-cell table:style-name="ce23" office:value-type="string">
            <text:p>Type Byte</text:p>
          </table:table-cell>
          <table:table-cell table:style-name="ce19" office:value-type="string">
            <text:p>Flag bit A</text:p>
          </table:table-cell>
          <table:table-cell table:style-name="ce19" office:value-type="string">
            <text:p>Flag bit B</text:p>
          </table:table-cell>
          <table:table-cell table:style-name="ce19" office:value-type="string">
            <text:p>Flag bit C</text:p>
          </table:table-cell>
          <table:table-cell table:style-name="ce19" office:value-type="string">
            <text:p>Flag bit D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1" office:value-type="string">
            <text:p>Y/N/O</text:p>
          </table:table-cell>
          <table:table-cell table:style-name="ce1" office:value-type="string">
            <text:p>Y/N/O</text:p>
          </table:table-cell>
          <table:table-cell table:style-name="ce7" office:value-type="string">
            <text:p>Flags?</text:p>
          </table:table-cell>
          <table:table-cell table:style-name="ce1" office:value-type="string">
            <text:p>Node Msg</text:p>
          </table:table-cell>
          <table:table-cell table:style-name="ce1" office:value-type="string">
            <text:p>Group</text:p>
          </table:table-cell>
          <table:table-cell table:style-name="ce1" table:number-columns-repeated="2"/>
          <table:table-cell table:style-name="ce15" table:number-columns-repeated="2"/>
          <table:table-cell table:style-name="ce19" table:number-columns-repeated="2"/>
          <table:table-cell/>
          <table:table-cell table:style-name="ce19" office:value-type="string">
            <text:p>0 default</text:p>
          </table:table-cell>
          <table:table-cell table:style-name="ce19" office:value-type="string">
            <text:p>1 default</text:p>
          </table:table-cell>
          <table:table-cell table:style-name="ce19" office:value-type="string">
            <text:p>0 default</text:p>
          </table:table-cell>
          <table:table-cell table:style-name="ce19" office:value-type="string">
            <text:p>1 default</text:p>
          </table:table-cell>
          <table:table-cell table:style-name="ce15"/>
          <table:table-cell table:style-name="ce1" table:number-columns-repeated="1005"/>
        </table:table-row>
        <table:table-row table:style-name="ro1">
          <table:table-cell table:number-columns-repeated="5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3 bits)</text:p>
          </table:table-cell>
          <table:table-cell table:style-name="ce16" office:value-type="string">
            <text:p>16 bits hex</text:p>
          </table:table-cell>
          <table:table-cell table:style-name="ce16"/>
          <table:table-cell office:value-type="string">
            <text:p>15 bits hex</text:p>
          </table:table-cell>
          <table:table-cell office:value-type="string">
            <text:p>3 bits</text:p>
          </table:table-cell>
          <table:table-cell office:value-type="string">
            <text:p>8 bits</text:p>
          </table:table-cell>
          <table:table-cell table:number-columns-repeated="4" office:value-type="string">
            <text:p>1 bit</text:p>
          </table:table-cell>
          <table:table-cell table:style-name="ce16"/>
          <table:table-cell table:number-columns-repeated="1005"/>
        </table:table-row>
        <table:table-row table:style-name="ro1">
          <table:table-cell table:number-columns-repeated="8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table:style-name="ce1" office:value-type="string">
            <text:p>Base Messages</text:p>
          </table:table-cell>
          <table:table-cell table:style-name="ce1" table:number-columns-repeated="2"/>
          <table:table-cell table:style-name="ce7"/>
          <table:table-cell table:style-name="ce1" table:number-columns-repeated="4"/>
          <table:table-cell table:style-name="ce15" table:number-columns-repeated="2"/>
          <table:table-cell table:style-name="ce19" table:number-columns-repeated="2"/>
          <table:table-cell/>
          <table:table-cell table:style-name="ce19" table:number-columns-repeated="4"/>
          <table:table-cell table:style-name="ce15"/>
          <table:table-cell table:style-name="ce1" table:number-columns-repeated="1005"/>
        </table:table-row>
        <table:table-row table:style-name="ro1">
          <table:table-cell table:style-name="ce3" office:value-type="string">
            <text:p>Initialization Comple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6" table:formula="of:=DEC2HEX(3*(16*256)+[.F14]*256*2+[.G14]*16+[.H14];4)" office:value-type="string" office:string-value="3080">
            <text:p>3080</text:p>
          </table:table-cell>
          <table:table-cell table:style-name="ce16"/>
          <table:table-cell table:formula="of:=IF([.A14]=&quot;Y&quot;;4;IF([.D14]=&quot;Y&quot;;0;1))" office:value-type="float" office:value="1">
            <text:p>1</text:p>
          </table:table-cell>
          <table:table-cell table:formula="of:=IF([.B14]=&quot;Y&quot;;4;IF([.E14]=&quot;Y&quot;;0;1))" office:value-type="float" office:value="1">
            <text:p>1</text:p>
          </table:table-cell>
          <table:table-cell office:value-type="string">
            <text:p>0x08</text:p>
          </table:table-cell>
          <table:table-cell table:number-columns-repeated="4"/>
          <table:table-cell table:style-name="ce16" office:value-type="string">
            <text:p>108F</text:p>
          </table:table-cell>
          <table:table-cell office:value-type="string">
            <text:p>Full Source Node 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6" table:formula="of:=DEC2HEX(3*(16*256)+[.F15]*256*2+[.G15]*16+[.H15];4)" office:value-type="string" office:string-value="30A4">
            <text:p>30A4</text:p>
          </table:table-cell>
          <table:table-cell table:style-name="ce16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6" office:value-type="string">
            <text:p>6ddd</text:p>
          </table:table-cell>
          <table:table-cell office:value-type="string">
            <text:p>MTI byte 0x0A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6" table:formula="of:=DEC2HEX(3*(16*256)+[.F16]*256*2+[.G16]*16+[.H16];4)" office:value-type="string" office:string-value="30A0">
            <text:p>30A0</text:p>
          </table:table-cell>
          <table:table-cell table:style-name="ce16"/>
          <table:table-cell table:formula="of:=IF([.A16]=&quot;Y&quot;;4;IF([.D16]=&quot;Y&quot;;0;1))" office:value-type="float" office:value="1">
            <text:p>1</text:p>
          </table:table-cell>
          <table:table-cell table:formula="of:=IF([.B16]=&quot;Y&quot;;4;IF([.E16]=&quot;Y&quot;;0;1))" office:value-type="float" office:value="0">
            <text:p>0</text:p>
          </table:table-cell>
          <table:table-cell office:value-type="string">
            <text:p>0x0A</text:p>
          </table:table-cell>
          <table:table-cell table:number-columns-repeated="4"/>
          <table:table-cell table:style-name="ce16" office:value-type="string">
            <text:p>10AF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ied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6" table:formula="of:=DEC2HEX(3*(16*256)+[.F17]*256*2+[.G17]*16+[.H17];4)" office:value-type="string" office:string-value="30B0">
            <text:p>30B0</text:p>
          </table:table-cell>
          <table:table-cell table:style-name="ce16"/>
          <table:table-cell table:formula="of:=IF([.A17]=&quot;Y&quot;;4;IF([.D17]=&quot;Y&quot;;0;1))" office:value-type="float" office:value="1">
            <text:p>1</text:p>
          </table:table-cell>
          <table:table-cell table:formula="of:=IF([.B17]=&quot;Y&quot;;4;IF([.E17]=&quot;Y&quot;;0;1))" office:value-type="float" office:value="1">
            <text:p>1</text:p>
          </table:table-cell>
          <table:table-cell office:value-type="string">
            <text:p>0x0B</text:p>
          </table:table-cell>
          <table:table-cell table:number-columns-repeated="4"/>
          <table:table-cell table:style-name="ce16" office:value-type="string">
            <text:p>10BF</text:p>
          </table:table-cell>
          <table:table-cell office:value-type="string">
            <text:p>Full Source Node 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tocol Support Inquir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7" office:value-type="string">
            <text:p>32E4</text:p>
          </table:table-cell>
          <table:table-cell table:style-name="ce17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0x2E</text:p>
          </table:table-cell>
          <table:table-cell table:number-columns-repeated="4"/>
          <table:table-cell table:style-name="ce16" office:value-type="string">
            <text:p>6ddd</text:p>
          </table:table-cell>
          <table:table-cell office:value-type="string">
            <text:p>MTI byte 0x2E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tocol Support Repl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7" office:value-type="string">
            <text:p>32F4</text:p>
          </table:table-cell>
          <table:table-cell table:style-name="ce17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0x2F</text:p>
          </table:table-cell>
          <table:table-cell table:number-columns-repeated="4"/>
          <table:table-cell table:style-name="ce16" office:value-type="string">
            <text:p>6ddd</text:p>
          </table:table-cell>
          <table:table-cell office:value-type="string">
            <text:p>MTI byte 0x2F, protocol flags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6" table:formula="of:=DEC2HEX(3*(16*256)+[.F20]*256*2+[.G20]*16+[.H20];4)" office:value-type="string" office:string-value="30C4">
            <text:p>30C4</text:p>
          </table:table-cell>
          <table:table-cell table:style-name="ce16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6" office:value-type="string">
            <text:p>6ddd</text:p>
          </table:table-cell>
          <table:table-cell office:value-type="string">
            <text:p>MTI byte 0x0C, MTI, error, optional information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6" table:formula="of:=DEC2HEX(3*(16*256)+[.F21]*256*2+[.G21]*16+[.H21];4)" office:value-type="string" office:string-value="30D4">
            <text:p>30D4</text:p>
          </table:table-cell>
          <table:table-cell table:style-name="ce16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6" office:value-type="string">
            <text:p>6ddd</text:p>
          </table:table-cell>
          <table:table-cell office:value-type="string">
            <text:p>MTI byte 0x0D, MTI, error, optional information</text:p>
          </table:table-cell>
          <table:table-cell table:number-columns-repeated="1004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4"/>
          <table:table-cell table:style-name="ce18" table:number-columns-repeated="2"/>
          <table:table-cell table:style-name="ce13" table:number-columns-repeated="2"/>
          <table:table-cell/>
          <table:table-cell table:style-name="Default" table:number-columns-repeated="4"/>
          <table:table-cell table:style-name="ce18"/>
          <table:table-cell table:style-name="Default" table:number-columns-repeated="1005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4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table:style-name="ce4" office:value-type="string">
            <text:p>Event Exchange Messages</text:p>
          </table:table-cell>
          <table:table-cell table:style-name="ce3" table:number-columns-repeated="2"/>
          <table:table-cell table:style-name="ce10"/>
          <table:table-cell table:number-columns-repeated="4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6" table:formula="of:=DEC2HEX(3*(16*256)+[.F25]*256*2+[.G25]*16+[.H25];4)" office:value-type="string" office:string-value="3242">
            <text:p>3242</text:p>
          </table:table-cell>
          <table:table-cell table:style-name="ce16"/>
          <table:table-cell table:formula="of:=IF([.A25]=&quot;Y&quot;;4;IF([.D25]=&quot;Y&quot;;0;1))" office:value-type="float" office:value="1">
            <text:p>1</text:p>
          </table:table-cell>
          <table:table-cell table:formula="of:=IF([.B25]=&quot;Y&quot;;4;IF([.E25]=&quot;Y&quot;;0;1))" office:value-type="float" office:value="0">
            <text:p>0</text:p>
          </table:table-cell>
          <table:table-cell office:value-type="string">
            <text:p>0x24</text:p>
          </table:table-cell>
          <table:table-cell table:number-columns-repeated="4"/>
          <table:table-cell table:style-name="ce16" office:value-type="string">
            <text:p>124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6" table:formula="of:=DEC2HEX(3*(16*256)+[.F26]*256*2+[.G26]*16+[.H26];4)" office:value-type="string" office:string-value="3252">
            <text:p>3252</text:p>
          </table:table-cell>
          <table:table-cell table:style-name="ce16"/>
          <table:table-cell table:formula="of:=IF([.A26]=&quot;Y&quot;;4;IF([.D26]=&quot;Y&quot;;0;1))" office:value-type="float" office:value="1">
            <text:p>1</text:p>
          </table:table-cell>
          <table:table-cell table:formula="of:=IF([.B26]=&quot;Y&quot;;4;IF([.E26]=&quot;Y&quot;;0;1))" office:value-type="float" office:value="1">
            <text:p>1</text:p>
          </table:table-cell>
          <table:table-cell office:value-type="string">
            <text:p>0x25</text:p>
          </table:table-cell>
          <table:table-cell table:number-columns-repeated="4"/>
          <table:table-cell table:style-name="ce16" office:value-type="string">
            <text:p>125F</text:p>
          </table:table-cell>
          <table:table-cell office:value-type="string">
            <text:p>EventID w mask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6" table:formula="of:=DEC2HEX(3*(16*256)+[.F27]*256*2+[.G27]*16+[.H27];4)" office:value-type="string" office:string-value="3263">
            <text:p>3263</text:p>
          </table:table-cell>
          <table:table-cell table:style-name="ce16"/>
          <table:table-cell table:formula="of:=IF([.A27]=&quot;Y&quot;;4;IF([.D27]=&quot;Y&quot;;0;1))" office:value-type="float" office:value="0">
            <text:p>0</text:p>
          </table:table-cell>
          <table:table-cell table:formula="of:=IF([.B27]=&quot;Y&quot;;4;IF([.E27]=&quot;Y&quot;;0;1))" office:value-type="float" office:value="1">
            <text:p>1</text:p>
          </table:table-cell>
          <table:table-cell office:value-type="string">
            <text:p>0x26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table:style-name="ce16" office:value-type="string">
            <text:p>126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4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6" table:formula="of:=DEC2HEX(3*(16*256)+[.F29]*256*2+[.G29]*16+[.H29];4)" office:value-type="string" office:string-value="3282">
            <text:p>3282</text:p>
          </table:table-cell>
          <table:table-cell table:style-name="ce16"/>
          <table:table-cell table:formula="of:=IF([.A29]=&quot;Y&quot;;4;IF([.D29]=&quot;Y&quot;;0;1))" office:value-type="float" office:value="1">
            <text:p>1</text:p>
          </table:table-cell>
          <table:table-cell table:formula="of:=IF([.B29]=&quot;Y&quot;;4;IF([.E29]=&quot;Y&quot;;0;1))" office:value-type="float" office:value="0">
            <text:p>0</text:p>
          </table:table-cell>
          <table:table-cell office:value-type="string">
            <text:p>0x28</text:p>
          </table:table-cell>
          <table:table-cell table:number-columns-repeated="4"/>
          <table:table-cell table:style-name="ce16" office:value-type="string">
            <text:p>128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roducer Identify Ran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2"/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6" table:formula="of:=DEC2HEX(3*(16*256)+[.F30]*256*2+[.G30]*16+[.H30];4)" office:value-type="string" office:string-value="3292">
            <text:p>3292</text:p>
          </table:table-cell>
          <table:table-cell table:style-name="ce16"/>
          <table:table-cell table:formula="of:=IF([.A30]=&quot;Y&quot;;4;IF([.D30]=&quot;Y&quot;;0;1))" office:value-type="float" office:value="1">
            <text:p>1</text:p>
          </table:table-cell>
          <table:table-cell table:formula="of:=IF([.B30]=&quot;Y&quot;;4;IF([.E30]=&quot;Y&quot;;0;1))" office:value-type="float" office:value="1">
            <text:p>1</text:p>
          </table:table-cell>
          <table:table-cell office:value-type="string">
            <text:p>0x29</text:p>
          </table:table-cell>
          <table:table-cell table:number-columns-repeated="4"/>
          <table:table-cell table:style-name="ce16" office:value-type="string">
            <text:p>129F</text:p>
          </table:table-cell>
          <table:table-cell office:value-type="string">
            <text:p>EventID w mask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6" table:formula="of:=DEC2HEX(3*(16*256)+[.F31]*256*2+[.G31]*16+[.H31];4)" office:value-type="string" office:string-value="32A3">
            <text:p>32A3</text:p>
          </table:table-cell>
          <table:table-cell table:style-name="ce16"/>
          <table:table-cell table:formula="of:=IF([.A31]=&quot;Y&quot;;4;IF([.D31]=&quot;Y&quot;;0;1))" office:value-type="float" office:value="0">
            <text:p>0</text:p>
          </table:table-cell>
          <table:table-cell table:formula="of:=IF([.B31]=&quot;Y&quot;;4;IF([.E31]=&quot;Y&quot;;0;1))" office:value-type="float" office:value="1">
            <text:p>1</text:p>
          </table:table-cell>
          <table:table-cell office:value-type="string">
            <text:p>0x2A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table:style-name="ce16" office:value-type="string">
            <text:p>12A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6" table:formula="of:=DEC2HEX(3*(16*256)+[.F32]*256*2+[.G32]*16+[.H32];4)" office:value-type="string" office:string-value="32B2">
            <text:p>32B2</text:p>
          </table:table-cell>
          <table:table-cell table:style-name="ce16"/>
          <table:table-cell table:number-columns-repeated="2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table:style-name="ce16" office:value-type="string">
            <text:p>6ddd</text:p>
          </table:table-cell>
          <table:table-cell office:value-type="string">
            <text:p>MTI byte 0x2B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6" table:formula="of:=DEC2HEX(3*(16*256)+[.F33]*256*2+[.G33]*16+[.H33];4)" office:value-type="string" office:string-value="32B0">
            <text:p>32B0</text:p>
          </table:table-cell>
          <table:table-cell table:style-name="ce16"/>
          <table:table-cell table:formula="of:=IF([.A33]=&quot;Y&quot;;4;IF([.D33]=&quot;Y&quot;;0;1))" office:value-type="float" office:value="1">
            <text:p>1</text:p>
          </table:table-cell>
          <table:table-cell table:formula="of:=IF([.B33]=&quot;Y&quot;;4;IF([.E33]=&quot;Y&quot;;0;1))" office:value-type="float" office:value="0">
            <text:p>0</text:p>
          </table:table-cell>
          <table:table-cell office:value-type="string">
            <text:p>0x2B</text:p>
          </table:table-cell>
          <table:table-cell table:number-columns-repeated="4"/>
          <table:table-cell table:style-name="ce16" office:value-type="string">
            <text:p>12BF</text:p>
          </table:table-cell>
          <table:table-cell table:number-columns-repeated="1005"/>
        </table:table-row>
        <table:table-row table:style-name="ro1">
          <table:table-cell office:value-type="string">
            <text:p>Learn Ev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6" table:formula="of:=DEC2HEX(3*(16*256)+[.F34]*256*2+[.G34]*16+[.H34];4)" office:value-type="string" office:string-value="32C2">
            <text:p>32C2</text:p>
          </table:table-cell>
          <table:table-cell table:style-name="ce16"/>
          <table:table-cell table:formula="of:=IF([.A34]=&quot;Y&quot;;4;IF([.D34]=&quot;Y&quot;;0;1))" office:value-type="float" office:value="1">
            <text:p>1</text:p>
          </table:table-cell>
          <table:table-cell table:formula="of:=IF([.B34]=&quot;Y&quot;;4;IF([.E34]=&quot;Y&quot;;0;1))" office:value-type="float" office:value="0">
            <text:p>0</text:p>
          </table:table-cell>
          <table:table-cell office:value-type="string">
            <text:p>0x2C</text:p>
          </table:table-cell>
          <table:table-cell table:number-columns-repeated="4"/>
          <table:table-cell table:style-name="ce16" office:value-type="string">
            <text:p>12CF</text:p>
          </table:table-cell>
          <table:table-cell office:value-type="string">
            <text:p>Event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6" table:formula="of:=DEC2HEX(3*(16*256)+[.F35]*256*2+[.G35]*16+[.H35];4)" office:value-type="string" office:string-value="32D2">
            <text:p>32D2</text:p>
          </table:table-cell>
          <table:table-cell table:style-name="ce16"/>
          <table:table-cell table:formula="of:=IF([.A35]=&quot;Y&quot;;4;IF([.D35]=&quot;Y&quot;;0;1))" office:value-type="float" office:value="1">
            <text:p>1</text:p>
          </table:table-cell>
          <table:table-cell table:formula="of:=IF([.B35]=&quot;Y&quot;;4;IF([.E35]=&quot;Y&quot;;0;1))" office:value-type="float" office:value="0">
            <text:p>0</text:p>
          </table:table-cell>
          <table:table-cell office:value-type="string">
            <text:p>0x2D</text:p>
          </table:table-cell>
          <table:table-cell table:number-columns-repeated="4"/>
          <table:table-cell table:style-name="ce16" office:value-type="string">
            <text:p>12DF</text:p>
          </table:table-cell>
          <table:table-cell office:value-type="string">
            <text:p>EventID</text:p>
          </table:table-cell>
          <table:table-cell table:number-columns-repeated="1004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4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table:number-columns-repeated="8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table:style-name="ce1" office:value-type="string">
            <text:p>Datagram Messages</text:p>
          </table:table-cell>
          <table:table-cell table:number-columns-repeated="7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office:value-type="string">
            <text:p>Datagram (General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6" table:formula="of:=DEC2HEX(3*(16*256)+[.F39]*256*2+[.G39]*16+[.H39];4)" office:value-type="string" office:string-value="3404">
            <text:p>3404</text:p>
          </table:table-cell>
          <table:table-cell table:style-name="ce16"/>
          <table:table-cell office:value-type="string">
            <text:p>4/5XXX</text:p>
          </table:table-cell>
          <table:table-cell table:style-name="ce21" office:value-type="string">
            <text:p>4,5</text:p>
          </table:table-cell>
          <table:table-cell office:value-type="string">
            <text:p>dest NIDa</text:p>
          </table:table-cell>
          <table:table-cell table:number-columns-repeated="4"/>
          <table:table-cell table:style-name="ce16" office:value-type="string">
            <text:p>4/5ddd</text:p>
          </table:table-cell>
          <table:table-cell office:value-type="string">
            <text:p>Data (0-8 bytes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6" table:formula="of:=DEC2HEX(3*(16*256)+[.F41]*256*2+[.G41]*16+[.H41];4)" office:value-type="string" office:string-value="34C4">
            <text:p>34C4</text:p>
          </table:table-cell>
          <table:table-cell table:style-name="ce16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6" office:value-type="string">
            <text:p>6ddd</text:p>
          </table:table-cell>
          <table:table-cell office:value-type="string">
            <text:p>MTI byte</text:p>
          </table:table-cell>
          <table:table-cell table:number-columns-repeated="1004"/>
        </table:table-row>
        <table:table-row table:style-name="ro1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6" table:formula="of:=DEC2HEX(3*(16*256)+[.F42]*256*2+[.G42]*16+[.H42];4)" office:value-type="string" office:string-value="34D4">
            <text:p>34D4</text:p>
          </table:table-cell>
          <table:table-cell table:style-name="ce16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6" office:value-type="string">
            <text:p>6ddd</text:p>
          </table:table-cell>
          <table:table-cell office:value-type="string">
            <text:p>MTI byte, error code</text:p>
          </table:table-cell>
          <table:table-cell table:number-columns-repeated="1004"/>
        </table:table-row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table:style-name="ce1" office:value-type="string">
            <text:p>Stream Messages</text:p>
          </table:table-cell>
          <table:table-cell table:number-columns-repeated="7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6" table:formula="of:=DEC2HEX(3*(16*256)+[.F46]*256*2+[.G46]*16+[.H46];4)" office:value-type="string" office:string-value="34E4">
            <text:p>34E4</text:p>
          </table:table-cell>
          <table:table-cell table:style-name="ce16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6" office:value-type="string">
            <text:p>6ddd</text:p>
          </table:table-cell>
          <table:table-cell office:value-type="string">
            <text:p>MTI byte, buffer size (2 bytes), Source Stream ID (1 byte), reserved byte, flags (tagged=0x80)</text:p>
          </table:table-cell>
          <table:table-cell table:number-columns-repeated="1004"/>
        </table:table-row>
        <table:table-row table:style-name="ro1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6" table:formula="of:=DEC2HEX(3*(16*256)+[.F47]*256*2+[.G47]*16+[.H47];4)" office:value-type="string" office:string-value="34F4">
            <text:p>34F4</text:p>
          </table:table-cell>
          <table:table-cell table:style-name="ce16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6" office:value-type="string">
            <text:p>6ddd</text:p>
          </table:table-cell>
          <table:table-cell office:value-type="string">
            <text:p>MTI byte 0x4B,buffer size (2 bytes), Source Stream ID (1 byte), Dest Stream ID, flags (tagged=0x80; error info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6" table:formula="of:=DEC2HEX(3*(16*256)+[.F49]*256*2+[.G49]*16+[.H49];4)" office:value-type="string" office:string-value="3694">
            <text:p>3694</text:p>
          </table:table-cell>
          <table:table-cell table:style-name="ce16"/>
          <table:table-cell office:value-type="string">
            <text:p>7XXX</text:p>
          </table:table-cell>
          <table:table-cell office:value-type="float" office:value="7">
            <text:p>7</text:p>
          </table:table-cell>
          <table:table-cell table:style-name="ce2" office:value-type="string">
            <text:p>dest NIDa</text:p>
          </table:table-cell>
          <table:table-cell table:number-columns-repeated="4"/>
          <table:table-cell table:style-name="ce16" office:value-type="string">
            <text:p>7ddd</text:p>
          </table:table-cell>
          <table:table-cell office:value-type="string">
            <text:p>(stream IDs inferred on CAN); 8 bytes data</text:p>
          </table:table-cell>
          <table:table-cell table:number-columns-repeated="1004"/>
        </table:table-row>
        <table:table-row table:style-name="ro1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6" table:formula="of:=DEC2HEX(3*(16*256)+[.F50]*256*2+[.G50]*16+[.H50];4)" office:value-type="string" office:string-value="36A4">
            <text:p>36A4</text:p>
          </table:table-cell>
          <table:table-cell table:style-name="ce16"/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6" office:value-type="string">
            <text:p>7ddd</text:p>
          </table:table-cell>
          <table:table-cell office:value-type="string">
            <text:p>MTI byte, Stream IDs (2 bytes)</text:p>
          </table:table-cell>
          <table:table-cell table:number-columns-repeated="1004"/>
        </table:table-row>
        <table:table-row table:style-name="ro1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6" table:formula="of:=DEC2HEX(3*(16*256)+[.F51]*256*2+[.G51]*16+[.H51];4)" office:value-type="string" office:string-value="36B4">
            <text:p>36B4</text:p>
          </table:table-cell>
          <table:table-cell table:style-name="ce16"/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6" office:value-type="string">
            <text:p>7ddd</text:p>
          </table:table-cell>
          <table:table-cell office:value-type="string">
            <text:p>MTI byte, Stream IDs (2 bytes); optional length (4 bytes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/>
          <table:table-cell table:style-name="Default"/>
          <table:table-cell table:style-name="Default" office:value-type="string">
            <text:p>0 gets</text:p>
          </table:table-cell>
          <table:table-cell table:style-name="Default"/>
          <table:table-cell table:style-name="ce13" office:value-type="string">
            <text:p>coding</text:p>
          </table:table-cell>
          <table:table-cell table:style-name="ce18" table:number-columns-repeated="2"/>
          <table:table-cell table:style-name="ce13"/>
          <table:table-cell office:value-type="string">
            <text:p>0=simple MTI</text:p>
          </table:table-cell>
          <table:table-cell/>
          <table:table-cell table:style-name="Default" table:number-columns-repeated="4"/>
          <table:table-cell table:style-name="ce18" office:value-type="string">
            <text:p>d=dest NIDa</text:p>
          </table:table-cell>
          <table:table-cell table:style-name="Default" table:number-columns-repeated="1005"/>
        </table:table-row>
        <table:table-row table:style-name="ro1">
          <table:table-cell table:number-columns-repeated="5"/>
          <table:table-cell office:value-type="string">
            <text:p>more</text:p>
          </table:table-cell>
          <table:table-cell/>
          <table:table-cell table:style-name="ce13" office:value-type="string">
            <text:p>1=carries EID</text:p>
          </table:table-cell>
          <table:table-cell table:style-name="ce16" table:number-columns-repeated="2"/>
          <table:table-cell/>
          <table:table-cell table:style-name="ce13" office:value-type="string">
            <text:p>1=complex MTI</text:p>
          </table:table-cell>
          <table:table-cell table:number-columns-repeated="5"/>
          <table:table-cell table:style-name="ce16" office:value-type="string">
            <text:p>f=flags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priority </text:p>
          </table:table-cell>
          <table:table-cell/>
          <table:table-cell table:style-name="ce14" office:value-type="string">
            <text:p>2=carries DID</text:p>
          </table:table-cell>
          <table:table-cell table:style-name="ce16" table:number-columns-repeated="2"/>
          <table:table-cell table:number-columns-repeated="7"/>
          <table:table-cell table:style-name="ce16"/>
          <table:table-cell table:number-columns-repeated="1005"/>
        </table:table-row>
        <table:table-row table:style-name="ro1">
          <table:table-cell table:number-columns-repeated="8"/>
          <table:table-cell table:style-name="ce16" table:number-columns-repeated="2"/>
          <table:table-cell/>
          <table:table-cell table:style-name="Default"/>
          <table:table-cell table:number-columns-repeated="5"/>
          <table:table-cell table:style-name="ce16"/>
          <table:table-cell table:number-columns-repeated="1005"/>
        </table:table-row>
        <table:table-row table:style-name="ro1">
          <table:table-cell table:number-columns-repeated="8"/>
          <table:table-cell table:style-name="ce14" office:value-type="string">
            <text:p>Full value must be checked!</text:p>
          </table:table-cell>
          <table:table-cell table:style-name="ce14"/>
          <table:table-cell/>
          <table:table-cell table:style-name="ce13" office:value-type="string">
            <text:p>4=DestID datagram</text:p>
          </table:table-cell>
          <table:table-cell table:number-columns-repeated="3"/>
          <table:table-cell office:value-type="string">
            <text:p>If flags not specified, send and check 1 bits</text:p>
          </table:table-cell>
          <table:table-cell/>
          <table:table-cell table:style-name="ce16"/>
          <table:table-cell table:number-columns-repeated="1005"/>
        </table:table-row>
        <table:table-row table:style-name="ro1">
          <table:table-cell table:number-columns-repeated="11"/>
          <table:table-cell table:style-name="ce13" office:value-type="string">
            <text:p>5=DestID datagram last segme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6=DestID non-Stream</text:p>
          </table:table-cell>
          <table:table-cell table:number-columns-repeated="1011"/>
        </table:table-row>
        <table:table-row table:style-name="ro2">
          <table:table-cell office:value-type="string">
            <text:p>Places these appear in code:</text:p>
          </table:table-cell>
          <table:table-cell table:number-columns-repeated="4"/>
          <table:table-cell office:value-type="string">
            <text:p>prototypes/Arduino/libraries/OpenLCB/OpenLcbCan.h</text:p>
          </table:table-cell>
          <table:table-cell table:number-columns-repeated="4"/>
          <table:table-cell table:style-name="ce13"/>
          <table:table-cell office:value-type="string">
            <text:p>7=DestID stream data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prototypes/CBUS-PIC/canlib/frametypes.c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654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1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1-03-11">03/11/2011</text:date> <text:time>07:29:35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07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1-03-11T07:29:35</dc:date>
    <dc:creator>Bob Jacobsen</dc:creator>
    <meta:editing-duration>PT20H41M47S</meta:editing-duration>
    <meta:editing-cycles>92</meta:editing-cycles>
    <meta:generator>OpenOffice.org/3.2$Unix OpenOffice.org_project/320m18$Build-9502</meta:generator>
    <meta:printed-by>Bob Jacobsen</meta:printed-by>
    <meta:print-date>2010-08-01T01:04:26</meta:print-date>
    <dc:title>OpenLCB MTI Allocations</dc:title>
    <meta:document-statistic meta:table-count="3" meta:cell-count="412" meta:object-count="0"/>
  </office:meta>
</office:document-meta>
</file>